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02d9" officeooo:paragraph-rsid="001b02d9"/>
    </style:style>
    <style:style style:name="P2" style:family="paragraph" style:parent-style-name="Standard">
      <style:text-properties fo:font-size="18pt" fo:font-weight="bold" officeooo:rsid="001b02d9" officeooo:paragraph-rsid="001b02d9" style:font-size-asian="18pt" style:font-weight-asian="bold" style:font-size-complex="18pt" style:font-weight-complex="bold"/>
    </style:style>
    <style:style style:name="P3" style:family="paragraph" style:parent-style-name="Standard">
      <style:text-properties fo:font-size="18pt" fo:font-weight="bold" officeooo:rsid="001ccdf7" officeooo:paragraph-rsid="001ccdf7" style:font-size-asian="18pt" style:font-weight-asian="bold" style:font-size-complex="18pt" style:font-weight-complex="bold"/>
    </style:style>
    <style:style style:name="P4" style:family="paragraph" style:parent-style-name="Standard">
      <style:text-properties officeooo:paragraph-rsid="001b02d9"/>
    </style:style>
    <style:style style:name="P5" style:family="paragraph" style:parent-style-name="Standard">
      <style:text-properties officeooo:paragraph-rsid="001ccdf7"/>
    </style:style>
    <style:style style:name="T1" style:family="text">
      <style:text-properties officeooo:rsid="001b02d9"/>
    </style:style>
    <style:style style:name="T2" style:family="text">
      <style:text-properties officeooo:rsid="001ccdf7"/>
    </style:style>
    <style:style style:name="T3" style:family="text">
      <style:text-properties fo:font-size="12pt" fo:font-weight="normal" officeooo:rsid="001ccdf7" style:font-size-asian="10.5pt" style:font-weight-asian="normal" style:font-size-complex="12pt" style:font-weight-complex="normal"/>
    </style:style>
    <style:style style:name="T4" style:family="text">
      <style:text-properties fo:font-size="12pt" fo:font-weight="normal" officeooo:rsid="001cf6b4" style:font-size-asian="10.5pt" style:font-weight-asian="normal" style:font-size-complex="12pt" style:font-weight-complex="normal"/>
    </style:style>
    <style:style style:name="T5" style:family="text">
      <style:text-properties fo:font-size="12pt" fo:font-weight="normal" officeooo:rsid="001e789d"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1"/>
      <text:p text:style-name="P4"><text:span text:style-name="T1">For many travelers, having the freedom to explore the city to experience and enjoy various aspects is a great way to relax and enjoy weekends. Similarly, traveling via a vehicle, cycling, or walking are the most prominent ways for one to journey throughout the city for your everyday errands. </text:span><text:span text:style-name="T2">Due to the large population that uses public roads, safety has become a top priority for the municipal government to ensure they are able to reduce the number of accidents that occur. Therefore, analyzing the various factors that could help predict accident severity can guide the board to implement changes that may reduce the number of fatalities &amp; serious injuries. </text:span></text:p>
      <text:p text:style-name="P4"/>
      <text:p text:style-name="P3">Business Problem</text:p>
      <text:p text:style-name="P3"/>
      <text:p text:style-name="P5"><text:span text:style-name="T3">The objective of this capstone project is to analyze the collision data set for Seattle, WA and determine the most pertinent factors that best predict accident severity. Using various analytical techniques and machine learning algorithms </text:span><text:span text:style-name="T4">such as K nearest neighbors. </text:span><text:span text:style-name="T5">This project will be used to answer the business question: How can the city of Seattle, Washington best predict the severity of collisions that occur and what avenues can be explored to remedy this issue?</text:span></text:p>
      <text:p text:style-name="P5"><text:span text:style-name="T5"/></text:p>
      <text:p text:style-name="P5"><text:span text:style-name="T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8-25T00:32:12.572089486</meta:creation-date>
    <dc:date>2020-08-25T01:27:50.750778581</dc:date>
    <meta:editing-duration>PT3M45S</meta:editing-duration>
    <meta:editing-cycles>1</meta:editing-cycles>
    <meta:document-statistic meta:table-count="0" meta:image-count="0" meta:object-count="0" meta:page-count="1" meta:paragraph-count="4" meta:word-count="187" meta:character-count="1161" meta:non-whitespace-character-count="977"/>
    <meta:generator>LibreOffice/6.4.5.2$MacOSX_X86_64 LibreOffice_project/a726b36747cf2001e06b58ad5db1aa3a9a1872d6</meta:generator>
  </office:meta>
</office:document-meta>
</file>